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7.176in" svg:y="0.9831in">
            <draw:object draw:notify-on-update-of-ranges="Sheet1.A9:Sheet1.A9 Sheet1.A10:Sheet1.A14 Sheet1.B9:Sheet1.B9 Sheet1.B10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4.2" calcext:value-type="float">
            <text:p>4.2</text:p>
          </table:table-cell>
          <table:table-cell office:value-type="string" calcext:value-type="string">
            <text:p>V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ilHumiditySensor</text:p>
          </table:table-cell>
          <table:table-cell table:number-columns-repeated="2"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22:18:39.576797584</meta:creation-date>
    <dc:date>2020-11-07T22:46:18.077503698</dc:date>
    <meta:editing-duration>PT6M16S</meta:editing-duration>
    <meta:editing-cycles>2</meta:editing-cycles>
    <meta:generator>LibreOffice/6.4.6.2$Linux_X86_64 LibreOffice_project/40$Build-2</meta:generator>
    <meta:document-statistic meta:table-count="1" meta:cell-count="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227cm" svg:y="4.203cm" style:legend-expansion="high" chart:style-name="ch2"/>
        <chart:plot-area chart:style-name="ch3" table:cell-range-address="Sheet1.A9:Sheet1.B14" chart:data-source-has-labels="row" svg:x="0.319cm" svg:y="0.18cm" svg:width="11.589cm" svg:height="8.645cm">
          <chartooo:coordinate-region svg:x="1.126cm" svg:y="0.379cm" svg:width="10.54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B14" chart:label-cell-address="Sheet1.B9:Sheet1.B9" chart:class="chart:scatter">
            <chart:domain table:cell-range-address="Sheet1.A10:Sheet1.A14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ilHumiditySensor</text:p>
                <draw:g>
                  <svg:desc>Sheet1.B9:Sheet1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6">
                <text:p>3.26</text:p>
                <draw:g>
                  <svg:desc>Sheet1.A10:Sheet1.A14</svg:desc>
                </draw:g>
              </table:table-cell>
              <table:table-cell office:value-type="float" office:value="797">
                <text:p>797</text:p>
                <draw:g>
                  <svg:desc>Sheet1.B10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6">
                <text:p>3.7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4">
                <text:p>3.94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6">
                <text:p>4.16</text:p>
              </table:table-cell>
              <table:table-cell office:value-type="float" office:value="627">
                <text:p>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